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Titulo">
      <style:paragraph-properties fo:break-before="page"/>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fo:font-size="24pt" fo:font-weight="bold" style:font-size-asian="24pt" style:font-weight-asian="bold" style:font-size-complex="24pt" style:font-weight-complex="bold"/>
    </style:style>
    <style:style style:name="P6" style:family="paragraph" style:parent-style-name="Standard">
      <style:text-properties style:font-name="Calibri1" fo:font-size="12pt" style:font-size-asian="12pt" style:font-size-complex="12pt"/>
    </style:style>
    <style:style style:name="P7"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text-properties fo:color="#336633" fo:font-size="14pt" style:font-size-asian="14pt" style:font-size-complex="14pt"/>
    </style:style>
    <style:style style:name="P10" style:family="paragraph" style:parent-style-name="Text_20_body">
      <style:text-properties officeooo:paragraph-rsid="0060fecb"/>
    </style:style>
    <style:style style:name="P11" style:family="paragraph" style:parent-style-name="Text_20_body">
      <style:text-properties fo:language="es" fo:country="ES" officeooo:rsid="007c5594" officeooo:paragraph-rsid="007c5594"/>
    </style:style>
    <style:style style:name="P12" style:family="paragraph" style:parent-style-name="Text_20_body">
      <style:text-properties officeooo:rsid="007c5594" officeooo:paragraph-rsid="007c5594"/>
    </style:style>
    <style:style style:name="P13" style:family="paragraph" style:parent-style-name="Text_20_body">
      <style:text-properties officeooo:rsid="007d8877" officeooo:paragraph-rsid="007d8877"/>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rsid="007d8877" officeooo:paragraph-rsid="007d8877" style:font-weight-asian="bold" style:font-weight-complex="bold"/>
    </style:style>
    <style:style style:name="P16" style:family="paragraph" style:parent-style-name="Text_20_body">
      <style:text-properties fo:font-weight="bold" officeooo:rsid="007d8877" officeooo:paragraph-rsid="007e087a" style:font-weight-asian="bold" style:font-weight-complex="bold"/>
    </style:style>
    <style:style style:name="P17" style:family="paragraph" style:parent-style-name="Text_20_body">
      <style:text-properties fo:font-weight="bold" officeooo:paragraph-rsid="007d8877" style:font-weight-asian="bold" style:font-weight-complex="bold"/>
    </style:style>
    <style:style style:name="P18" style:family="paragraph" style:parent-style-name="Text_20_body">
      <style:text-properties fo:font-weight="bold" officeooo:paragraph-rsid="007c5594" style:font-weight-asian="bold" style:font-weight-complex="bold"/>
    </style:style>
    <style:style style:name="P19" style:family="paragraph" style:parent-style-name="Text_20_body">
      <style:text-properties fo:font-weight="bold" officeooo:rsid="007c5594" officeooo:paragraph-rsid="007c5594" style:font-weight-asian="bold" style:font-weight-complex="bold"/>
    </style:style>
    <style:style style:name="P20" style:family="paragraph" style:parent-style-name="Text_20_body">
      <style:text-properties fo:font-weight="bold" officeooo:paragraph-rsid="007e087a" style:font-weight-asian="bold" style:font-weight-complex="bold"/>
    </style:style>
    <style:style style:name="P21" style:family="paragraph" style:parent-style-name="Text_20_body">
      <style:text-properties fo:font-weight="bold" officeooo:rsid="0080ffc2" officeooo:paragraph-rsid="0080ffc2" style:font-weight-asian="bold" style:font-weight-complex="bold"/>
    </style:style>
    <style:style style:name="P22" style:family="paragraph" style:parent-style-name="Text_20_body">
      <style:text-properties fo:font-weight="bold" officeooo:rsid="007a8ad1" officeooo:paragraph-rsid="007a8ad1" style:font-weight-asian="bold" style:font-weight-complex="bold"/>
    </style:style>
    <style:style style:name="P23" style:family="paragraph" style:parent-style-name="Text_20_body">
      <style:text-properties fo:font-weight="bold" officeooo:rsid="007a8ad1" officeooo:paragraph-rsid="008444be" style:font-weight-asian="bold" style:font-weight-complex="bold"/>
    </style:style>
    <style:style style:name="P24" style:family="paragraph" style:parent-style-name="Text_20_body">
      <style:text-properties fo:font-weight="bold" officeooo:paragraph-rsid="008444be" style:font-weight-asian="bold" style:font-weight-complex="bold"/>
    </style:style>
    <style:style style:name="P25" style:family="paragraph" style:parent-style-name="Text_20_body">
      <style:text-properties officeooo:rsid="007e087a" officeooo:paragraph-rsid="007e087a"/>
    </style:style>
    <style:style style:name="P26" style:family="paragraph" style:parent-style-name="Text_20_body">
      <style:text-properties officeooo:rsid="007eee58" officeooo:paragraph-rsid="007eee58"/>
    </style:style>
    <style:style style:name="P27" style:family="paragraph" style:parent-style-name="Text_20_body">
      <style:text-properties officeooo:rsid="00802d27" officeooo:paragraph-rsid="00802d27"/>
    </style:style>
    <style:style style:name="P28" style:family="paragraph" style:parent-style-name="Text_20_body">
      <style:text-properties officeooo:rsid="0080ffc2" officeooo:paragraph-rsid="0080ffc2"/>
    </style:style>
    <style:style style:name="P29" style:family="paragraph" style:parent-style-name="Text_20_body">
      <style:paragraph-properties fo:text-align="start" style:justify-single-word="false"/>
      <style:text-properties officeooo:rsid="0080ffc2" officeooo:paragraph-rsid="0080ffc2"/>
    </style:style>
    <style:style style:name="P30" style:family="paragraph" style:parent-style-name="Text_20_body">
      <style:paragraph-properties fo:text-align="start" style:justify-single-word="false"/>
      <style:text-properties officeooo:rsid="0080ffc2" officeooo:paragraph-rsid="00828b0e"/>
    </style:style>
    <style:style style:name="P31" style:family="paragraph" style:parent-style-name="Text_20_body">
      <style:paragraph-properties fo:text-align="start" style:justify-single-word="false"/>
      <style:text-properties officeooo:rsid="00828b0e" officeooo:paragraph-rsid="00828b0e"/>
    </style:style>
    <style:style style:name="P32" style:family="paragraph" style:parent-style-name="Text_20_body">
      <style:text-properties officeooo:rsid="00828b0e" officeooo:paragraph-rsid="00828b0e"/>
    </style:style>
    <style:style style:name="P33" style:family="paragraph" style:parent-style-name="Text_20_body">
      <style:text-properties officeooo:rsid="0060fecb" officeooo:paragraph-rsid="0060fecb"/>
    </style:style>
    <style:style style:name="P34" style:family="paragraph" style:parent-style-name="Text_20_body">
      <style:text-properties officeooo:rsid="008444be" officeooo:paragraph-rsid="008444be"/>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align="start" style:justify-single-word="false" fo:text-indent="0cm" style:auto-text-indent="false"/>
      <style:text-properties officeooo:rsid="007bb300" officeooo:paragraph-rsid="00828b0e"/>
    </style:style>
    <style:style style:name="P37" style:family="paragraph" style:parent-style-name="Text_20_body">
      <style:paragraph-properties fo:margin-left="0cm" fo:margin-right="0cm" fo:text-align="start" style:justify-single-word="false" fo:text-indent="0cm" style:auto-text-indent="false"/>
      <style:text-properties officeooo:rsid="00828b0e" officeooo:paragraph-rsid="00828b0e"/>
    </style:style>
    <style:style style:name="P38" style:family="paragraph" style:parent-style-name="Text_20_body">
      <style:paragraph-properties fo:margin-left="0cm" fo:margin-right="0cm" fo:text-indent="0cm" style:auto-text-indent="false"/>
      <style:text-properties officeooo:rsid="001c93ef" officeooo:paragraph-rsid="00828b0e"/>
    </style:style>
    <style:style style:name="P39"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4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42"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43"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44" style:family="paragraph" style:parent-style-name="Notas_20_Informativas">
      <style:text-properties fo:font-size="12pt" fo:language="es" fo:country="ES" officeooo:rsid="007c5594" officeooo:paragraph-rsid="00828b0e" style:font-size-asian="12pt" style:font-size-complex="12pt"/>
    </style:style>
    <style:style style:name="P45" style:family="paragraph" style:parent-style-name="Código">
      <style:text-properties officeooo:paragraph-rsid="007c5594"/>
    </style:style>
    <style:style style:name="P46" style:family="paragraph" style:parent-style-name="Código">
      <style:text-properties officeooo:rsid="007cf6a8" officeooo:paragraph-rsid="007cf6a8"/>
    </style:style>
    <style:style style:name="P47" style:family="paragraph" style:parent-style-name="Código">
      <style:text-properties officeooo:rsid="007cf6a8" officeooo:paragraph-rsid="007d8877"/>
    </style:style>
    <style:style style:name="P48" style:family="paragraph" style:parent-style-name="Código">
      <style:text-properties officeooo:rsid="007cf6a8" officeooo:paragraph-rsid="007e087a"/>
    </style:style>
    <style:style style:name="P49" style:family="paragraph" style:parent-style-name="Código">
      <style:text-properties officeooo:paragraph-rsid="007d8877"/>
    </style:style>
    <style:style style:name="P50" style:family="paragraph" style:parent-style-name="Código">
      <style:text-properties officeooo:paragraph-rsid="007e087a"/>
    </style:style>
    <style:style style:name="P51" style:family="paragraph" style:parent-style-name="Código">
      <style:text-properties officeooo:rsid="0080ffc2" officeooo:paragraph-rsid="0080ffc2"/>
    </style:style>
    <style:style style:name="P52" style:family="paragraph" style:parent-style-name="Código">
      <style:text-properties officeooo:paragraph-rsid="00802d27"/>
    </style:style>
    <style:style style:name="P53" style:family="paragraph" style:parent-style-name="Código">
      <style:text-properties officeooo:paragraph-rsid="008444be"/>
    </style:style>
    <style:style style:name="P54" style:family="paragraph" style:parent-style-name="Código">
      <style:text-properties officeooo:rsid="008444be" officeooo:paragraph-rsid="008444be"/>
    </style:style>
    <style:style style:name="P55" style:family="paragraph" style:parent-style-name="Contents_20_2">
      <style:paragraph-properties>
        <style:tab-stops>
          <style:tab-stop style:position="16.702cm" style:type="right" style:leader-style="dotted" style:leader-text="."/>
        </style:tab-stops>
      </style:paragraph-properties>
    </style:style>
    <style:style style:name="P56" style:family="paragraph" style:parent-style-name="Contents_20_1">
      <style:paragraph-properties>
        <style:tab-stops>
          <style:tab-stop style:position="17.201cm" style:type="right" style:leader-style="dotted" style:leader-text="."/>
        </style:tab-stops>
      </style:paragraph-properties>
    </style:style>
    <style:style style:name="P57" style:family="paragraph" style:parent-style-name="Código">
      <style:text-properties officeooo:rsid="007e087a" officeooo:paragraph-rsid="007e087a"/>
    </style:style>
    <style:style style:name="P58" style:family="paragraph" style:parent-style-name="Contents_20_1">
      <style:paragraph-properties>
        <style:tab-stops>
          <style:tab-stop style:position="17.201cm" style:type="right" style:leader-style="dotted" style:leader-text="."/>
        </style:tab-stops>
      </style:paragraph-properties>
    </style:style>
    <style:style style:name="P59" style:family="paragraph" style:parent-style-name="Contents_20_2">
      <style:paragraph-properties>
        <style:tab-stops>
          <style:tab-stop style:position="16.702cm" style:type="right" style:leader-style="dotted" style:leader-text="."/>
        </style:tab-stops>
      </style:paragraph-properties>
    </style:style>
    <style:style style:name="P60" style:family="paragraph" style:parent-style-name="Heading_20_1">
      <style:text-properties officeooo:rsid="002d53e8" officeooo:paragraph-rsid="002c515e"/>
    </style:style>
    <style:style style:name="P61" style:family="paragraph" style:parent-style-name="Heading_20_1">
      <style:text-properties officeooo:rsid="007c5594" officeooo:paragraph-rsid="007c5594"/>
    </style:style>
    <style:style style:name="P62" style:family="paragraph" style:parent-style-name="Heading_20_1" style:list-style-name="">
      <style:paragraph-properties fo:text-align="start" style:justify-single-word="false"/>
      <style:text-properties officeooo:rsid="0080ffc2" officeooo:paragraph-rsid="0080ffc2"/>
    </style:style>
    <style:style style:name="P63" style:family="paragraph" style:parent-style-name="Heading_20_1">
      <style:text-properties officeooo:rsid="0080ffc2" officeooo:paragraph-rsid="00828b0e"/>
    </style:style>
    <style:style style:name="P64" style:family="paragraph" style:parent-style-name="Heading_20_1">
      <style:text-properties officeooo:rsid="00828b0e" officeooo:paragraph-rsid="00828b0e"/>
    </style:style>
    <style:style style:name="P65" style:family="paragraph" style:parent-style-name="Heading_20_1">
      <style:text-properties officeooo:paragraph-rsid="0060fecb"/>
    </style:style>
    <style:style style:name="P66" style:family="paragraph" style:parent-style-name="Heading_20_1">
      <style:paragraph-properties fo:break-before="page"/>
      <style:text-properties officeooo:rsid="00802d27" officeooo:paragraph-rsid="00802d27"/>
    </style:style>
    <style:style style:name="P67" style:family="paragraph" style:parent-style-name="Heading_20_1">
      <style:paragraph-properties fo:break-before="page"/>
      <style:text-properties officeooo:rsid="0080ffc2" officeooo:paragraph-rsid="0080ffc2"/>
    </style:style>
    <style:style style:name="P68" style:family="paragraph" style:parent-style-name="Heading_20_2">
      <style:text-properties officeooo:rsid="007d8877" officeooo:paragraph-rsid="007d8877"/>
    </style:style>
    <style:style style:name="P69" style:family="paragraph" style:parent-style-name="Heading_20_2">
      <style:text-properties officeooo:rsid="007c5594" officeooo:paragraph-rsid="007c5594"/>
    </style:style>
    <style:style style:name="P70" style:family="paragraph" style:parent-style-name="Heading_20_2">
      <style:text-properties officeooo:rsid="00802d27" officeooo:paragraph-rsid="00802d27"/>
    </style:style>
    <style:style style:name="P71" style:family="paragraph" style:parent-style-name="Heading_20_2">
      <style:text-properties officeooo:rsid="008444be" officeooo:paragraph-rsid="008444be"/>
    </style:style>
    <style:style style:name="P72" style:family="paragraph" style:parent-style-name="Heading_20_2">
      <style:text-properties officeooo:rsid="0080ffc2" officeooo:paragraph-rsid="0080ffc2"/>
    </style:style>
    <style:style style:name="P73" style:family="paragraph" style:parent-style-name="Standard" style:master-page-name="First_20_Page">
      <style:paragraph-properties style:page-number="auto"/>
    </style:style>
    <style:style style:name="P74" style:family="paragraph" style:parent-style-name="Standard">
      <style:text-properties style:font-name="Calibri1" fo:font-size="12pt" style:font-size-asian="12pt" style:font-size-complex="12pt"/>
    </style:style>
    <style:style style:name="P75" style:family="paragraph" style:parent-style-name="Text_20_body" style:list-style-name="L1"/>
    <style:style style:name="P76" style:family="paragraph" style:parent-style-name="Text_20_body" style:list-style-name="L2">
      <style:text-properties officeooo:rsid="00828b0e" officeooo:paragraph-rsid="00828b0e"/>
    </style:style>
    <style:style style:name="P77" style:family="paragraph" style:parent-style-name="Text_20_body" style:list-style-name="L2">
      <style:text-properties officeooo:rsid="0087a1eb" officeooo:paragraph-rsid="0087a1eb"/>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style:style>
    <style:style style:name="T9" style:family="text">
      <style:text-properties style:font-name="Calibri1" fo:font-size="12pt" style:font-size-asian="12pt" style:font-size-complex="12pt"/>
    </style:style>
    <style:style style:name="T10" style:family="text">
      <style:text-properties style:font-name="Calibri1" fo:font-size="12pt" officeooo:rsid="002ad048" style:font-size-asian="12pt" style:font-size-complex="12pt"/>
    </style:style>
    <style:style style:name="T11" style:family="text">
      <style:text-properties style:font-name="Calibri1" officeooo:rsid="0080ffc2"/>
    </style:style>
    <style:style style:name="T12" style:family="text">
      <style:text-properties style:font-name="Calibri1" style:font-name-asian="Webdings" style:font-name-complex="Webdings"/>
    </style:style>
    <style:style style:name="T13" style:family="text">
      <style:text-properties style:font-name="Calibri1" officeooo:rsid="00828b0e" style:font-name-asian="Webdings" style:font-name-complex="Webdings"/>
    </style:style>
    <style:style style:name="T14" style:family="text">
      <style:text-properties officeooo:rsid="0016fc63"/>
    </style:style>
    <style:style style:name="T15" style:family="text">
      <style:text-properties officeooo:rsid="001f42c5"/>
    </style:style>
    <style:style style:name="T16" style:family="text">
      <style:text-properties officeooo:rsid="0060fecb"/>
    </style:style>
    <style:style style:name="T17" style:family="text">
      <style:text-properties officeooo:rsid="007a8ad1"/>
    </style:style>
    <style:style style:name="T18" style:family="text">
      <style:text-properties officeooo:rsid="007c5594"/>
    </style:style>
    <style:style style:name="T19" style:family="text">
      <style:text-properties officeooo:rsid="007cf6a8"/>
    </style:style>
    <style:style style:name="T20" style:family="text">
      <style:text-properties officeooo:rsid="007d8877"/>
    </style:style>
    <style:style style:name="T21" style:family="text">
      <style:text-properties officeooo:rsid="007e087a"/>
    </style:style>
    <style:style style:name="T22" style:family="text">
      <style:text-properties officeooo:rsid="007eee58"/>
    </style:style>
    <style:style style:name="T23" style:family="text">
      <style:text-properties officeooo:rsid="00802d27"/>
    </style:style>
    <style:style style:name="T24" style:family="text">
      <style:text-properties officeooo:rsid="00828b0e"/>
    </style:style>
    <style:style style:name="T25" style:family="text">
      <style:text-properties officeooo:rsid="008444be"/>
    </style:style>
    <style:style style:name="T26" style:family="text">
      <style:text-properties officeooo:rsid="0086c89e"/>
    </style:style>
    <style:style style:name="T27" style:family="text">
      <style:text-properties officeooo:rsid="0087a1eb"/>
    </style:style>
    <style:style style:name="T28" style:family="text">
      <style:text-properties officeooo:rsid="0087ba22"/>
    </style:style>
    <style:style style:name="T29" style:family="text">
      <style:text-properties officeooo:rsid="008a9432"/>
    </style:style>
    <style:style style:name="T30" style:family="text">
      <style:text-properties fo:text-transform="uppercase" fo:color="#336633" style:font-name="Calibri1" fo:font-size="24pt" fo:font-weight="bold" style:font-size-asian="24pt" style:font-weight-asian="bold" style:font-size-complex="24pt" style:font-weight-complex="bold"/>
    </style:style>
    <style:style style:name="T31" style:family="text">
      <style:text-properties fo:text-transform="uppercase" fo:color="#336633" style:font-name="Calibri1" fo:font-size="24pt" fo:font-weight="bold" officeooo:rsid="008a9432" style:font-size-asian="24pt" style:font-weight-asian="bold" style:font-size-complex="24pt" style:font-weight-complex="bold"/>
    </style:style>
    <style:style style:name="T32" style:family="text">
      <style:text-properties fo:text-transform="uppercase" fo:color="#336633" style:font-name="Calibri1" fo:font-size="24pt" fo:font-weight="bold" officeooo:rsid="0087a1eb" style:font-size-asian="24pt" style:font-weight-asian="bold" style:font-size-complex="24pt" style:font-weight-complex="bold"/>
    </style:style>
    <style:style style:name="T33" style:family="text">
      <style:text-properties fo:text-transform="uppercase" fo:color="#336633" style:font-name="Calibri1" fo:font-size="24pt" fo:font-weight="bold" officeooo:rsid="0016fc63" style:font-size-asian="24pt" style:font-weight-asian="bold" style:font-size-complex="24pt"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 entorno cliente" text:name="Modulo"/>
        <text:user-field-decl office:value-type="string" office:string-value="6" text:name="NumeroTema"/>
        <text:user-field-decl office:value-type="string" office:string-value="Formularios" text:name="Tema"/>
      </text:user-field-decls>
      <draw:frame draw:style-name="fr1" draw:name="Marco1" text:anchor-type="page" text:anchor-page-number="1" svg:x="1.984cm" svg:y="14.958cm" svg:width="17.009cm" draw:z-index="1">
        <draw:text-box fo:min-height="2.224cm">
          <text:p text:style-name="P7"/>
          <text:p text:style-name="P7"><text:user-field-get text:name="Modulo">Desarrollo web en entorno cliente</text:user-field-get></text:p>
          <text:p text:style-name="P7">CFGS DAW</text:p>
        </draw:text-box>
      </draw:frame>
      <text:p text:style-name="P73"/>
      <text:p text:style-name="Standard"/>
      <text:p text:style-name="Standard"/>
      <text:p text:style-name="Standard"><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Standard"><text:span text:style-name="T33">U</text:span><text:span text:style-name="T31">D 0</text:span><text:span text:style-name="T32">6</text:span><text:span text:style-name="T30">. </text:span><text:span text:style-name="T30"><text:user-field-get text:name="Tema">Formularios</text:user-field-get></text:span></text:p>
      <text:p text:style-name="P5"/>
      <text:p text:style-name="Standard"/>
      <text:p text:style-name="Standard"/>
      <text:p text:style-name="Standard"/>
      <text:p text:style-name="Standard"/>
      <text:p text:style-name="Standard"/>
      <text:p text:style-name="Standard"/>
      <text:p text:style-name="Standard"/>
      <text:p text:style-name="Standard"/>
      <text:p text:style-name="P41">Sergio García Barea</text:p>
      <text:p text:style-name="P40"><text:span text:style-name="T6"><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7">s</text:span></text:p>
      <text:p text:style-name="P43">201<text:span text:style-name="T29">9</text:span>/20<text:span text:style-name="T29">20</text:span></text:p>
      <text:p text:style-name="P42"><text:tab/><text:tab/><text:tab/><text:tab/><text:tab/><text:tab/><text:tab/><text:tab/><text:tab/><text:tab/>Versión:<text:date style:data-style-name="N104" text:date-value="2019-10-07T17:20:13.355277688">191007</text:date>.<text:time style:data-style-name="N105" text:time-value="2019-10-07T17:20:13.355429191">1720</text:time></text:p>
      <text:p text:style-name="P6"/>
      <text:p text:style-name="P6"/>
      <text:p text:style-name="P6"/>
      <text:p text:style-name="Standard"/>
      <text:p text:style-name="Standard"/>
      <text:p text:style-name="Standard"/>
      <text:p text:style-name="P9"><text:soft-page-break/>Licencia</text:p>
      <text:p text:style-name="Standard"/>
      <text:p text:style-name="P39"><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4"/>
      <text:p text:style-name="P4"><text:s/></text:p>
      <text:p text:style-name="P9">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35"/>
      <text:p text:style-name="Notas_20_Informativas"><text:span text:style-name="T3"> </text:span>Atención</text:p>
      <text:p text:style-name="P35"/>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6">1. Introducción<text:tab/>3</text:p>
          <text:p text:style-name="P56">2. Acceder a elementos de formularios<text:tab/>3</text:p>
          <text:p text:style-name="P55"><text:s/>2.1 <text:s/>text<text:tab/>3</text:p>
          <text:p text:style-name="P55"><text:s/>2.2 <text:s/>Radio button<text:tab/>3</text:p>
          <text:p text:style-name="P55"><text:s/>2.3 <text:s/>checkbox<text:tab/>4</text:p>
          <text:p text:style-name="P55"><text:s/>2.4 <text:s/>select<text:tab/>4</text:p>
          <text:p text:style-name="P56">3. Validación de formularios: evento onsubmit<text:tab/>5</text:p>
          <text:p text:style-name="P55"><text:s/>3.1 <text:s/>Validar un formulario<text:tab/>5</text:p>
          <text:p text:style-name="P55"><text:s/>3.2 <text:s/>Deshabilitar enviar un formulario dos veces<text:tab/>5</text:p>
          <text:p text:style-name="P55"><text:s/>3.3 <text:s/>Enviar un formulario desde código<text:tab/>5</text:p>
          <text:p text:style-name="P56">4. Validación de formularios: Expresiones regulares<text:tab/>6</text:p>
          <text:p text:style-name="P55"><text:s/>4.1 <text:s/>Funciones Javascript para el uso de expresiones regulares<text:tab/>6</text:p>
          <text:p text:style-name="P56">5. Bibliotecas para validación formularios Javascript<text:tab/>6</text:p>
          <text:p text:style-name="P56">6. Material adicional<text:tab/>6</text:p>
          <text:p text:style-name="P56">7. Bibliografía<text:tab/>7</text:p>
        </text:index-body>
      </text:table-of-content>
      <text:p text:style-name="Standard"/>
      <text:p text:style-name="Standard"/>
      <text:p text:style-name="Titulo"/>
      <text:p text:style-name="P2">UD0<text:user-field-get text:name="NumeroTema">6</text:user-field-get>. <text:user-field-get text:name="Tema">Formularios</text:user-field-get></text:p>
      <text:h text:style-name="P60" text:outline-level="1"><text:bookmark-start text:name="__RefHeading___Toc1667_1226975039"/>Introducción<text:bookmark-end text:name="__RefHeading___Toc1667_1226975039"/></text:h>
      <text:p text:style-name="P11">En esta unidad trataremos algunas de las operaciones <text:span text:style-name="T27">más</text:span> habituales en los formularios. En primer lugar veremos como acceder a elementos de formularios de distinto tipo. También veremos como validar envíos de formularios a mano, mediante el evento “onsubmit” y el uso de expresiones regulares. </text:p>
      <text:p text:style-name="P44"><text:span text:style-name="T4"></text:span><text:span text:style-name="T12"> </text:span><text:span text:style-name="T13">Al hacer una aplicación Web, el cliente debe validar la información introducida, pero ello no quita el servidor también deba validarla.</text:span></text:p>
      <text:h text:style-name="P61" text:outline-level="1"><text:bookmark-start text:name="__RefHeading___Toc999_2566480713"/>Acceder a elementos de formularios<text:bookmark-end text:name="__RefHeading___Toc999_2566480713"/></text:h>
      <text:h text:style-name="P68" text:outline-level="2"><text:bookmark-start text:name="__RefHeading___Toc1001_2566480713"/>text<text:bookmark-end text:name="__RefHeading___Toc1001_2566480713"/></text:h>
      <text:p text:style-name="P12">Para acceder al valor de un input de tipo texto, simplemente debemos referenciar el atributo “value”.</text:p>
      <text:p text:style-name="P19">Ejemplo:</text:p>
      <text:p text:style-name="Código">&lt;input type=”text” id=”miTexto”&gt;</text:p>
      <text:p text:style-name="P14">Javascript asociado</text:p>
      <text:p text:style-name="Código"><text:span text:style-name="T17">v</text:span>ar elemento=document.getElementById(“mi<text:span text:style-name="T18">Texto</text:span>”);</text:p>
      <text:p text:style-name="Código"><text:span text:style-name="T18">alert(elemento.value)</text:span>;</text:p>
      <text:h text:style-name="P69" text:outline-level="2"><text:bookmark-start text:name="__RefHeading___Toc1003_2566480713"/>Radio <text:span text:style-name="T20">button</text:span><text:bookmark-end text:name="__RefHeading___Toc1003_2566480713"/></text:h>
      <text:p text:style-name="P12">Radio button son elementos del formulario, que ante varias entradas, te dejan seleccionar una de ellas. Se agrupan teniendo un “name” <text:span text:style-name="T26">común.</text:span></text:p>
      <text:p text:style-name="P12">Para acceder a ellos, se accede como un array, donde se tiene el atributo “value” y el atributo “checked” que es <text:span text:style-name="T28">true</text:span> si est<text:span text:style-name="T27">á</text:span> seleccionado, <text:span text:style-name="T28">false</text:span> en caso contrario.</text:p>
      <text:p text:style-name="P19">Ejemplo:</text:p>
      <text:p text:style-name="Código">&lt;input type=”<text:span text:style-name="T18">radio</text:span>” id=”<text:span text:style-name="T18">preguntaSI</text:span>” <text:span text:style-name="T18">name=”pregunta” value=“si” /</text:span>&gt;<text:span text:style-name="T18">SI</text:span></text:p>
      <text:p text:style-name="Código">&lt;input type=”<text:span text:style-name="T18">radio</text:span>” id=”<text:span text:style-name="T18">preguntaNO</text:span>” <text:span text:style-name="T18">name=”pregunta” value=”no” /</text:span>&gt;<text:span text:style-name="T18">NO</text:span></text:p>
      <text:p text:style-name="P18">Javascript asociado</text:p>
      <text:p text:style-name="P45"><text:span text:style-name="T17">v</text:span>ar elemento<text:span text:style-name="T19">s</text:span>=document.getElemen<text:span text:style-name="T19">tsByName</text:span>(“<text:span text:style-name="T19">pregunta</text:span>”);</text:p>
      <text:p text:style-name="P46">for(i=0;i&lt;elementos.length;i++){</text:p>
      <text:p text:style-name="P46"><text:tab/>if(elementos[i].checked==true)</text:p>
      <text:p text:style-name="P46"><text:tab/><text:tab/>alert(“Valor del elemento marcado “+elementos[i].value);</text:p>
      <text:p text:style-name="P46">}</text:p>
      <text:h text:style-name="P68" text:outline-level="2"><text:bookmark-start text:name="__RefHeading___Toc1005_2566480713"/><text:soft-page-break/>checkbox<text:bookmark-end text:name="__RefHeading___Toc1005_2566480713"/></text:h>
      <text:p text:style-name="P13">Similar a los radio button, salvo que puede haber m<text:span text:style-name="T27">á</text:span>s de uno marcado. </text:p>
      <text:p text:style-name="P15">Ejemplo:</text:p>
      <text:p text:style-name="P49">&lt;input type=”<text:span text:style-name="T20">checkbox</text:span>” id=”<text:span text:style-name="T18">preguntaAS</text:span>” <text:span text:style-name="T18">name=”pregunta” value=“asc” /</text:span>&gt;<text:span text:style-name="T20">Piso con ascensor</text:span></text:p>
      <text:p text:style-name="P49">&lt;input type=”<text:span text:style-name="T18">radio</text:span>” id=”<text:span text:style-name="T18">preguntaAM</text:span>” <text:span text:style-name="T18">name=”pregunta” value=”amb” /</text:span>&gt;<text:span text:style-name="T20">Piso amueblado</text:span></text:p>
      <text:p text:style-name="P17">Javascript asociado</text:p>
      <text:p text:style-name="P49"><text:span text:style-name="T17">v</text:span>ar elemento<text:span text:style-name="T19">s</text:span>=document.getElemen<text:span text:style-name="T19">tsByName</text:span>(“<text:span text:style-name="T19">pregunta</text:span>”);</text:p>
      <text:p text:style-name="P47">for(i=0;i&lt;elementos.length;i++){</text:p>
      <text:p text:style-name="P47"><text:tab/>if(elementos[i].checked==true){</text:p>
      <text:p text:style-name="P47"><text:tab/><text:tab/>alert(“Valor del elemento marcado “+elementos[i].value);</text:p>
      <text:p text:style-name="P47"><text:tab/>}</text:p>
      <text:p text:style-name="P47"><text:span text:style-name="Source_20_Text"><text:span text:style-name="T19">}</text:span></text:span></text:p>
      <text:h text:style-name="P68" text:outline-level="2"><text:bookmark-start text:name="__RefHeading___Toc1007_2566480713"/>select<text:bookmark-end text:name="__RefHeading___Toc1007_2566480713"/></text:h>
      <text:p text:style-name="P25">Elemento que muestra un desplegable y nos permite elegir una opción del mismo. <text:span text:style-name="T22">Aquí destaca el atributo “options”, que es un atributo que contiene un array con las opciones disponibles y el atributo “selectedIndex” que contiene <text:s text:c="2"/>(y se puede modificar) la posición del array “options” seleccionada actualmente (o la primera si se permite multiselección) o -1 si no está seleccionada ninguna opción (o queremos des-seleccionarlas).</text:span></text:p>
      <text:p text:style-name="P26">Dentro de cada “options”, “value” almacena el valor y “text” el texto mostrado.</text:p>
      <text:p text:style-name="P16">Ejemplo:</text:p>
      <text:p text:style-name="P50">&lt;<text:span text:style-name="T21">select</text:span> id=”<text:span text:style-name="T21">aprobar</text:span>” &gt;</text:p>
      <text:p text:style-name="P50"><text:tab/><text:span text:style-name="T21">&lt;option value=”10”&gt;Saco 10 en DWEC&lt;/option&gt;</text:span></text:p>
      <text:p text:style-name="P50"><text:tab/><text:span text:style-name="T21">&lt;option value=”9”&gt;Saco 9 en DWEC&lt;/option&gt;</text:span></text:p>
      <text:p text:style-name="P50"><text:tab/><text:span text:style-name="T21">&lt;option value=”8”&gt;Saco 8 en DWEC&lt;/option&gt;</text:span></text:p>
      <text:p text:style-name="P57">&lt;/select&gt;</text:p>
      <text:p text:style-name="P20">Javascript asociado</text:p>
      <text:p text:style-name="P50"><text:span text:style-name="T17">v</text:span>ar elemento=document.getElemen<text:span text:style-name="T19">tById</text:span>(“<text:span text:style-name="T21">aprobar</text:span>”);</text:p>
      <text:p text:style-name="P48">for(i=0;i&lt;elemento.<text:span text:style-name="T21">options.</text:span>length;i++){</text:p>
      <text:p text:style-name="P48"><text:tab/>alert(“Valor del <text:span text:style-name="T21">la opcion</text:span> “+elemento.<text:span text:style-name="T21">options</text:span>[i].value);</text:p>
      <text:p text:style-name="P48"><text:span text:style-name="Source_20_Text">}</text:span></text:p>
      <text:p text:style-name="P48"><text:span text:style-name="Source_20_Text"><text:span text:style-name="T21">var sel=elemento.selectedIndex;</text:span></text:span></text:p>
      <text:p text:style-name="P48"><text:span text:style-name="Source_20_Text"><text:span text:style-name="T21">alert(“El valor de la opcion seleccionada es “+elemento.options[sel].value+” y el texto asociado es “+elemento.options[sel].text);</text:span></text:span></text:p>
      <text:p text:style-name="P48"><text:span text:style-name="Source_20_Text">// </text:span><text:span text:style-name="Source_20_Text"><text:span text:style-name="T21">Cambiamos el indice seleccionado</text:span></text:span></text:p>
      <text:p text:style-name="P48"><text:span text:style-name="Source_20_Text"><text:span text:style-name="T21">elemento.selectedIndex=0;</text:span></text:span></text:p>
      <text:h text:style-name="P66" text:outline-level="1"><text:bookmark-start text:name="__RefHeading___Toc1905_1568655339"/>Validación de formularios: evento onsubmit<text:bookmark-end text:name="__RefHeading___Toc1905_1568655339"/></text:h>
      <text:h text:style-name="Heading_20_2" text:outline-level="2"><text:bookmark-start text:name="__RefHeading___Toc1009_2566480713"/>Validar un formulario<text:bookmark-end text:name="__RefHeading___Toc1009_2566480713"/></text:h>
      <text:p text:style-name="P27">Si un manejador de un evento devuelve true <text:span text:style-name="T24">(</text:span>o no devuelve nada<text:span text:style-name="T24">)</text:span>, se realiza el evento <text:span text:style-name="T24">asociado</text:span>. Si <text:span text:style-name="T24">el manejador</text:span> devuelve false, se cancela el evento.</text:p>
      <text:p text:style-name="P27">Existe un evento asociado a un formulario completo llamado “onsubmit”.</text:p>
      <text:p text:style-name="P27">Aprovechando esto, podemos a nuestro antojo permitir el envió de información al servidor mediante el formulario <text:span text:style-name="T24">devolviendo true</text:span> o <text:span text:style-name="T24">cancelarlo</text:span> devolviendo false.</text:p>
      <text:p text:style-name="P27">La estructura típica es la siguiente:</text:p>
      <text:p text:style-name="Código">&lt;form onsubmit=”return validar();”&gt;</text:p>
      <text:p text:style-name="P27">Si la función validar devuelve true, se realiza el envío. Si devuelve false, se cancela.</text:p>
      <text:p text:style-name="P27">En la función validar podemos hacer las validaciones que estimemos convenientes.</text:p>
      <text:h text:style-name="P70" text:outline-level="2"><text:bookmark-start text:name="__RefHeading___Toc1011_2566480713"/>Deshabilitar enviar un formulario dos veces<text:bookmark-end text:name="__RefHeading___Toc1011_2566480713"/></text:h>
      <text:p text:style-name="P27">A veces un usuario pulsa enviar un formulario mas de una vez por error. Si queremos evitar esto, podemos usar “this.disabled=true”;</text:p>
      <text:p text:style-name="P22">Ejemplo:</text:p>
      <text:p text:style-name="P52">&lt;form onsubmit=”<text:span text:style-name="T23">this.disabled=true;</text:span>”&gt;</text:p>
      <text:h text:style-name="P71" text:outline-level="2"><text:bookmark-start text:name="__RefHeading___Toc1013_2566480713"/>Enviar un formulario desde código<text:bookmark-end text:name="__RefHeading___Toc1013_2566480713"/></text:h>
      <text:p text:style-name="P34">En algunas aplicaciones por motivos estéticos o de funcionalidad es deseable que el “enviar un formulario” no se haga desde un botón “submit”, sino desde cualquier otro evento que permita la ejecución de código. Esto se puede hacer recogiendo el elemento del formulario y aplicándole el método submit();</text:p>
      <text:p text:style-name="P34">Un ejemplo de esto en Javascript.</text:p>
      <text:p text:style-name="P23">Ejemplo:</text:p>
      <text:p text:style-name="P53">&lt;form <text:span text:style-name="T25">id</text:span>=”<text:span text:style-name="T25">formulario</text:span>”&gt;</text:p>
      <text:p text:style-name="P24">Javascript asociado</text:p>
      <text:p text:style-name="P53"><text:span text:style-name="T17">v</text:span>ar elemento=document.getElemen<text:span text:style-name="T19">tById</text:span>(“<text:span text:style-name="T25">formulario</text:span>”);</text:p>
      <text:p text:style-name="P54">elemento.submit();</text:p>
      <text:h text:style-name="P62" text:outline-level="1"/>
      <text:h text:style-name="P67" text:outline-level="1"><text:bookmark-start text:name="__RefHeading___Toc1015_2566480713"/>Validación de formularios: Expresiones regulares<text:bookmark-end text:name="__RefHeading___Toc1015_2566480713"/></text:h>
      <text:h text:style-name="P72" text:outline-level="2"><text:bookmark-start text:name="__RefHeading___Toc1017_2566480713"/>Funciones Javascript para el uso de expresiones regulares<text:bookmark-end text:name="__RefHeading___Toc1017_2566480713"/></text:h>
      <text:p text:style-name="P28">Javascript posee dos formar de crear expresiones regulares:</text:p>
      <text:list xml:id="list3679119450" text:style-name="L1">
        <text:list-item>
          <text:p text:style-name="P75"><text:span text:style-name="T11">Literal con expresión regular. Ejemplo </text:span><text:span text:style-name="Source_20_Text"><text:span text:style-name="T8">var re = /ab+c/;</text:span></text:span></text:p>
        </text:list-item>
        <text:list-item>
          <text:p text:style-name="P75"><text:span text:style-name="T11">El objeto RegExp. Ejemplo </text:span><text:span text:style-name="Source_20_Text"><text:span text:style-name="T8">var re = new RegExp("ab+c");</text:span></text:span></text:p>
        </text:list-item>
      </text:list>
      <text:p text:style-name="P28">Entre distintos métodos, uno de los mas usado es test. Test recibe una cadena y devuelve true si la cadena cumple esa expresión regular, false en caso contrario.</text:p>
      <text:p text:style-name="P21">Ejemplo:</text:p>
      <text:p text:style-name="P51"><text:span text:style-name="Source_20_Text">var re = new RegExp("ab+c");</text:span></text:p>
      <text:p text:style-name="P51"><text:span text:style-name="Source_20_Text">var cadena=prompt(“Dime una cadena”);</text:span></text:p>
      <text:p text:style-name="P51"><text:span text:style-name="Source_20_Text">if(re.test(cadena)){</text:span></text:p>
      <text:p text:style-name="P51"><text:span text:style-name="Source_20_Text"><text:tab/>alert(“La cadena cumple el patron de una a, entre 1 e infinitas b y al final una c”);</text:span></text:p>
      <text:p text:style-name="P51"><text:span text:style-name="Source_20_Text">}</text:span></text:p>
      <text:p text:style-name="P29">Sobre el uso de expresiones regulares tenéis mas información en <text:a xlink:type="simple" xlink:href="https://developer.mozilla.org/es/docs/Web/JavaScript/Guide/Regular_Expressions" text:style-name="Internet_20_link" text:visited-style-name="Visited_20_Internet_20_Link">https://developer.mozilla.org/es/docs/Web/JavaScript/Guide/Regular_Expressions</text:a></text:p>
      <text:p text:style-name="P31">Podéis utilizarlas siempre que queráis para cualquier ejercicio.</text:p>
      <text:h text:style-name="P64" text:outline-level="1"><text:bookmark-start text:name="__RefHeading___Toc1019_2566480713"/>Bibliotecas para validación formularios Javascript<text:bookmark-end text:name="__RefHeading___Toc1019_2566480713"/></text:h>
      <text:p text:style-name="P32">Algunas de las bibliotecas <text:span text:style-name="T27">más</text:span> populares para la validación de formularios Javascript son:</text:p>
      <text:list xml:id="list3684298474" text:style-name="L2">
        <text:list-item>
          <text:p text:style-name="P76">Validate.js <text:a xlink:type="simple" xlink:href="http://rickharrison.github.io/validate.js/" text:style-name="Internet_20_link" text:visited-style-name="Visited_20_Internet_20_Link">http://rickharrison.github.io/validate.js/</text:a></text:p>
        </text:list-item>
        <text:list-item>
          <text:p text:style-name="P77">jQuery Validation Plugin <text:a xlink:type="simple" xlink:href="https://jqueryvalidation.org/documentation/" text:style-name="Internet_20_link" text:visited-style-name="Visited_20_Internet_20_Link">https://jqueryvalidation.org/documentation/</text:a></text:p>
        </text:list-item>
      </text:list>
      <text:h text:style-name="P63" text:outline-level="1"><text:bookmark-start text:name="__RefHeading___Toc1021_2566480713"/>Material adicional<text:bookmark-end text:name="__RefHeading___Toc1021_2566480713"/></text:h>
      <text:p text:style-name="P38">[1] <text:span text:style-name="T15">Curso de Javascript en Udacity validate form jquery</text:span></text:p>
      <text:p text:style-name="P38"><text:a xlink:type="simple" xlink:href="https://www.udacity.com/course/javascript-basics--ud804" text:style-name="Internet_20_link" text:visited-style-name="Visited_20_Internet_20_Link"><text:span text:style-name="T15">https://www.udacity.com/course/javascript-basics--ud804</text:span></text:a></text:p>
      <text:p text:style-name="P36">[2] Enlaces Libros Web <text:span text:style-name="T24">validación</text:span></text:p>
      <text:p text:style-name="P37"><text:a xlink:type="simple" xlink:href="http://librosweb.es/libro/javascript/capitulo_7/validacion.html" text:style-name="Internet_20_link" text:visited-style-name="Visited_20_Internet_20_Link">http://librosweb.es/libro/javascript/capitulo_7/validacion.html</text:a></text:p>
      <text:p text:style-name="P37"/>
      <text:h text:style-name="P65" text:outline-level="1"><text:bookmark-start text:name="__RefHeading___Toc1023_2566480713"/><text:soft-page-break/>Bibliografía<text:bookmark-end text:name="__RefHeading___Toc1023_2566480713"/></text:h>
      <text:p text:style-name="P10">[1] <text:span text:style-name="T16">Referencia Javascript</text:span></text:p>
      <text:p text:style-name="P33"><text:a xlink:type="simple" xlink:href="http://www.w3schools.com/jsref/" text:style-name="Internet_20_link" text:visited-style-name="Visited_20_Internet_20_Link">http://www.w3schools.com/jsref/</text:a></text:p>
      <text:p text:style-name="P32">[2] Expresiones regulares</text:p>
      <text:p text:style-name="P30"><text:s/><text:a xlink:type="simple" xlink:href="https://developer.mozilla.org/es/docs/Web/JavaScript/Guide/Regular_Expressions" text:style-name="Internet_20_link" text:visited-style-name="Visited_20_Internet_20_Link">https://developer.mozilla.org/es/docs/Web/JavaScript/Guide/Regular_Expressions</text:a></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6" text:name="NumeroTema"/>
          <text:user-field-decl office:value-type="string" office:string-value="Formularios" text:name="Tema"/>
        </text:user-field-decls>
        <text:p text:style-name="Header"><text:span text:style-name="MT1"><text:user-field-get text:name="Modulo">Desarrollo web en entorno cliente</text:user-field-get></text:span><text:span text:style-name="MT1"><text:s/><text:tab/><text:tab/>UD0</text:span><text:span text:style-name="MT1"><text:user-field-get text:name="NumeroTema">6</text:user-field-get></text:span><text:span text:style-name="MT1">. </text:span><text:span text:style-name="MT1"><text:user-field-get text:name="Tema">Formularios</text:user-field-get></text:span></text:p>
      </style:header>
      <style:footer>
        <text:user-field-decls>
          <text:user-field-decl office:value-type="string" office:string-value="6" text:name="NumeroTema"/>
        </text:user-field-decls>
        <text:p text:style-name="Footer"><text:span text:style-name="MT1">CGFS. Desarrollo de </text:span>Aplicaciones<text:span text:style-name="MT1"> WEB<text:tab/><text:tab/></text:span><text:span text:style-name="MT1"><text:user-field-get text:name="NumeroTema">6</text:user-field-get></text:span><text:span text:style-name="MT1">.</text:span><text:span text:style-name="MT1"><text:page-number text:select-page="current">7</text:page-number></text:span></text:p>
        <text:p text:style-name="MP1"/>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3T10:38:38.334391144</meta:creation-date>
    <meta:editing-duration>PT7H17M20S</meta:editing-duration>
    <meta:editing-cycles>78</meta:editing-cycles>
    <meta:generator>LibreOffice/6.3.1.2$Linux_X86_64 LibreOffice_project/30$Build-2</meta:generator>
    <dc:title>Plantilla CEED</dc:title>
    <dc:date>2019-10-07T17:20:13.206034200</dc:date>
    <meta:print-date>2016-11-06T10:04:00.773000000</meta:print-date>
    <meta:document-statistic meta:table-count="0" meta:image-count="2" meta:object-count="0" meta:page-count="7" meta:paragraph-count="137" meta:word-count="925" meta:character-count="7051" meta:non-whitespace-character-count="6214"/>
    <meta:template xlink:type="simple" xlink:actuate="onRequest" xlink:title="Plantilla CEED" xlink:href="../../../../../../Plantilla/Plantilla%20CEED.ott" meta:date="2016-09-23T10:38:38.127433422"/>
  </office:meta>
</office:document-meta>
</file>